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036b" officeooo:paragraph-rsid="000e036b"/>
    </style:style>
    <style:style style:name="P2" style:family="paragraph" style:parent-style-name="Standard">
      <style:text-properties officeooo:rsid="000eaef5" officeooo:paragraph-rsid="0010f877"/>
    </style:style>
    <style:style style:name="P3" style:family="paragraph" style:parent-style-name="Standard">
      <style:text-properties officeooo:rsid="000e3906" officeooo:paragraph-rsid="00266c28"/>
    </style:style>
    <style:style style:name="P4" style:family="paragraph" style:parent-style-name="Standard">
      <style:text-properties officeooo:rsid="000eaef5" officeooo:paragraph-rsid="0010f877"/>
    </style:style>
    <style:style style:name="P5" style:family="paragraph" style:parent-style-name="Standard">
      <style:text-properties officeooo:rsid="000eaef5" officeooo:paragraph-rsid="003326c8"/>
    </style:style>
    <style:style style:name="T1" style:family="text">
      <style:text-properties officeooo:rsid="000eaef5"/>
    </style:style>
    <style:style style:name="T2" style:family="text">
      <style:text-properties officeooo:rsid="00150482"/>
    </style:style>
    <style:style style:name="T3" style:family="text">
      <style:text-properties officeooo:rsid="001524aa"/>
    </style:style>
    <style:style style:name="T4" style:family="text">
      <style:text-properties officeooo:rsid="00153673"/>
    </style:style>
    <style:style style:name="T5" style:family="text">
      <style:text-properties officeooo:rsid="0016aa23"/>
    </style:style>
    <style:style style:name="T6" style:family="text">
      <style:text-properties officeooo:rsid="001893da"/>
    </style:style>
    <style:style style:name="T7" style:family="text">
      <style:text-properties officeooo:rsid="0018d732"/>
    </style:style>
    <style:style style:name="T8" style:family="text">
      <style:text-properties officeooo:rsid="0018e2c1"/>
    </style:style>
    <style:style style:name="T9" style:family="text">
      <style:text-properties officeooo:rsid="001940e1"/>
    </style:style>
    <style:style style:name="T10" style:family="text">
      <style:text-properties officeooo:rsid="001acd0a"/>
    </style:style>
    <style:style style:name="T11" style:family="text">
      <style:text-properties officeooo:rsid="001b2412"/>
    </style:style>
    <style:style style:name="T12" style:family="text">
      <style:text-properties officeooo:rsid="001c8517"/>
    </style:style>
    <style:style style:name="T13" style:family="text">
      <style:text-properties officeooo:rsid="001db615"/>
    </style:style>
    <style:style style:name="T14" style:family="text">
      <style:text-properties officeooo:rsid="001ea479"/>
    </style:style>
    <style:style style:name="T15" style:family="text">
      <style:text-properties officeooo:rsid="001f2059"/>
    </style:style>
    <style:style style:name="T16" style:family="text">
      <style:text-properties officeooo:rsid="0020bec0"/>
    </style:style>
    <style:style style:name="T17" style:family="text">
      <style:text-properties officeooo:rsid="0022f43d"/>
    </style:style>
    <style:style style:name="T18" style:family="text">
      <style:text-properties officeooo:rsid="00236cbb"/>
    </style:style>
    <style:style style:name="T19" style:family="text">
      <style:text-properties officeooo:rsid="002529cb"/>
    </style:style>
    <style:style style:name="T20" style:family="text">
      <style:text-properties officeooo:rsid="0026c41a"/>
    </style:style>
    <style:style style:name="T21" style:family="text">
      <style:text-properties officeooo:rsid="002dbf65"/>
    </style:style>
    <style:style style:name="T22" style:family="text">
      <style:text-properties officeooo:rsid="002e9bb7"/>
    </style:style>
    <style:style style:name="T23" style:family="text">
      <style:text-properties officeooo:rsid="003012e8"/>
    </style:style>
    <style:style style:name="T24" style:family="text">
      <style:text-properties officeooo:rsid="0032d619"/>
    </style:style>
    <style:style style:name="T25" style:family="text">
      <style:text-properties officeooo:rsid="003326c8"/>
    </style:style>
    <style:style style:name="T26" style:family="text">
      <style:text-properties officeooo:rsid="003562ea"/>
    </style:style>
    <style:style style:name="T27" style:family="text">
      <style:text-properties officeooo:rsid="0035da4e"/>
    </style:style>
    <style:style style:name="T28" style:family="text">
      <style:text-properties officeooo:rsid="00395eec"/>
    </style:style>
    <style:style style:name="T29" style:family="text">
      <style:text-properties officeooo:rsid="003da291"/>
    </style:style>
    <style:style style:name="T30" style:family="text">
      <style:text-properties officeooo:rsid="003db3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e of the advantages of the MCTS <text:span text:style-name="T4">algorithm</text:span> is its generalization. In fact <text:span text:style-name="T5">it is</text:span> appl<text:span text:style-name="T2">i</text:span>ed <text:span text:style-name="T3">to</text:span> a lot of games. We decided to <text:span text:style-name="T6">keep </text:span>this generalization, <text:span text:style-name="T8">there</text:span>for<text:span text:style-name="T9">e</text:span> we th<text:span text:style-name="T7">ougth </text:span>about two solutions.</text:p>
      <text:p text:style-name="P1"/>
      <text:p text:style-name="P1">One of them is Genaral Game Playing, a formal language which allows software<text:span text:style-name="T11">s</text:span> to create the model <text:span text:style-name="T12">given</text:span> <text:span text:style-name="T10">its formal</text:span> rules. <text:span text:style-name="T13">However </text:span>the problem of this approach is that <text:span text:style-name="T15">even </text:span>if <text:span text:style-name="T15">it </text:span>permits to play to unknow game<text:span text:style-name="T16">s</text:span>, it <text:span text:style-name="T16">prevents the</text:span> use <text:span text:style-name="T16">of</text:span> efficient heuristic to improve the algorithms.</text:p>
      <text:p text:style-name="P3">So we decide<text:span text:style-name="T14">d</text:span> to choose <text:span text:style-name="T17">a</text:span> second way which consist to exploit the properties of MCTS <text:span text:style-name="T4">algorithm</text:span>. </text:p>
      <text:p text:style-name="P3"><text:span text:style-name="T30">It does not need to know the rules, only the moves. With this in mind we created an interface for the game which define the methods that MCTS algorithm demands. In other words our algorithm is compatible with all the two-players games implemented with this interface.</text:span></text:p>
      <text:p text:style-name="P3"/>
      <text:p text:style-name="P2"><text:span text:style-name="T23">O</text:span>nly <text:span text:style-name="T23">the following </text:span>fonctions <text:span text:style-name="T21">are required</text:span> : </text:p>
      <text:p text:style-name="P2">- <text:span text:style-name="T22">return </text:span>all the possibles moves <text:span text:style-name="T22">given </text:span>position</text:p>
      <text:p text:style-name="P5">- play <text:span text:style-name="T24">a</text:span> random move</text:p>
      <text:p text:style-name="P5">- play <text:span text:style-name="T25">a chosen </text:span>move </text:p>
      <text:p text:style-name="P2">- play random moves until the end of the game</text:p>
      <text:p text:style-name="P2">- <text:span text:style-name="T28">return whether </text:span>the game is <text:span text:style-name="T29">not </text:span>finish<text:span text:style-name="T26">ed</text:span> or who <text:span text:style-name="T27">w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M28S</meta:editing-duration>
    <meta:editing-cycles>59</meta:editing-cycles>
    <meta:generator>LibreOffice/4.2.5.2$Windows_x86 LibreOffice_project/61cb170a04bb1f12e77c884eab9192be736ec5f5</meta:generator>
    <dc:date>2014-11-11T15:17:17.495000000</dc:date>
    <meta:document-statistic meta:table-count="0" meta:image-count="0" meta:object-count="0" meta:page-count="1" meta:paragraph-count="10" meta:word-count="191" meta:character-count="1061" meta:non-whitespace-character-count="877"/>
    <meta:user-defined meta:name="Info 1"/>
    <meta:user-defined meta:name="Info 2"/>
    <meta:user-defined meta:name="Info 3"/>
    <meta:user-defined meta:name="Info 4"/>
  </office:meta>
</office:document-meta>
</file>